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Arial2" svg:font-family="Arial"/>
    <style:font-face style:name="Courier New" svg:font-family="'Courier New'"/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9" style:family="table">
      <style:table-properties style:width="25.294cm" fo:margin-top="0cm" fo:margin-bottom="0cm" table:align="left" style:writing-mode="lr-tb"/>
    </style:style>
    <style:style style:name="Table9.A" style:family="table-column">
      <style:table-column-properties style:column-width="5.503cm"/>
    </style:style>
    <style:style style:name="Table9.B" style:family="table-column">
      <style:table-column-properties style:column-width="6.694cm"/>
    </style:style>
    <style:style style:name="Table9.C" style:family="table-column">
      <style:table-column-properties style:column-width="5.001cm"/>
    </style:style>
    <style:style style:name="Table9.D" style:family="table-column">
      <style:table-column-properties style:column-width="3.704cm"/>
    </style:style>
    <style:style style:name="Table9.E" style:family="table-column">
      <style:table-column-properties style:column-width="4.392cm"/>
    </style:style>
    <style:style style:name="Table9.1" style:family="table-row">
      <style:table-row-properties style:min-row-height="1.533cm" fo:keep-together="auto"/>
    </style:style>
    <style:style style:name="Table9.A1" style:family="table-cell">
      <style:table-cell-properties style:vertical-align="middle" fo:padding-left="0.191cm" fo:padding-right="0.191cm" fo:padding-top="0cm" fo:padding-bottom="0cm" fo:border="1.5pt solid #000000"/>
    </style:style>
    <style:style style:name="Table9.2" style:family="table-row">
      <style:table-row-properties style:min-row-height="0.691cm" fo:keep-together="auto"/>
    </style:style>
    <style:style style:name="Table9.3" style:family="table-row">
      <style:table-row-properties style:min-row-height="14.286cm" fo:keep-together="auto"/>
    </style:style>
    <style:style style:name="Table9.A3" style:family="table-cell">
      <style:table-cell-properties fo:padding-left="0.191cm" fo:padding-right="0.191cm" fo:padding-top="0cm" fo:padding-bottom="0cm" fo:border="1.5pt solid #000000"/>
    </style:style>
    <style:style style:name="Table9.B3" style:family="table-cell">
      <style:table-cell-properties fo:padding-left="0.191cm" fo:padding-right="0.191cm" fo:padding-top="0cm" fo:padding-bottom="0cm" fo:border="1.5pt solid #000000"/>
    </style:style>
    <style:style style:name="Table9.C3" style:family="table-cell">
      <style:table-cell-properties fo:padding-left="0.191cm" fo:padding-right="0.191cm" fo:padding-top="0cm" fo:padding-bottom="0cm" fo:border="1.5pt solid #000000"/>
    </style:style>
    <style:style style:name="Table9.D3" style:family="table-cell">
      <style:table-cell-properties fo:padding-left="0.191cm" fo:padding-right="0.191cm" fo:padding-top="0cm" fo:padding-bottom="0cm" fo:border="1.5pt solid #000000"/>
    </style:style>
    <style:style style:name="Table9.E3" style:family="table-cell">
      <style:table-cell-properties fo:padding-left="0.191cm" fo:padding-right="0.191cm" fo:padding-top="0cm" fo:padding-bottom="0cm" fo:border="1.5pt solid #000000"/>
    </style:style>
    <style:style style:name="Table1" style:family="table">
      <style:table-properties style:width="25.294cm" fo:margin-top="0cm" fo:margin-bottom="0cm" table:align="left" style:writing-mode="lr-tb"/>
    </style:style>
    <style:style style:name="Table1.A" style:family="table-column">
      <style:table-column-properties style:column-width="5.503cm"/>
    </style:style>
    <style:style style:name="Table1.B" style:family="table-column">
      <style:table-column-properties style:column-width="6.694cm"/>
    </style:style>
    <style:style style:name="Table1.C" style:family="table-column">
      <style:table-column-properties style:column-width="5.001cm"/>
    </style:style>
    <style:style style:name="Table1.D" style:family="table-column">
      <style:table-column-properties style:column-width="3.704cm"/>
    </style:style>
    <style:style style:name="Table1.E" style:family="table-column">
      <style:table-column-properties style:column-width="4.392cm"/>
    </style:style>
    <style:style style:name="Table1.1" style:family="table-row">
      <style:table-row-properties style:min-row-height="1.533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1.5pt solid #000000"/>
    </style:style>
    <style:style style:name="Table1.2" style:family="table-row">
      <style:table-row-properties style:min-row-height="0.691cm" fo:keep-together="auto"/>
    </style:style>
    <style:style style:name="Table1.3" style:family="table-row">
      <style:table-row-properties style:min-row-height="13.889cm" fo:keep-together="auto"/>
    </style:style>
    <style:style style:name="Table1.A3" style:family="table-cell">
      <style:table-cell-properties fo:padding-left="0.191cm" fo:padding-right="0.191cm" fo:padding-top="0cm" fo:padding-bottom="0cm" fo:border="1.5pt solid #000000"/>
    </style:style>
    <style:style style:name="Table1.B3" style:family="table-cell">
      <style:table-cell-properties fo:padding-left="0.191cm" fo:padding-right="0.191cm" fo:padding-top="0cm" fo:padding-bottom="0cm" fo:border="1.5pt solid #000000"/>
    </style:style>
    <style:style style:name="Table1.C3" style:family="table-cell">
      <style:table-cell-properties fo:padding-left="0.191cm" fo:padding-right="0.191cm" fo:padding-top="0cm" fo:padding-bottom="0cm" fo:border="1.5pt solid #000000"/>
    </style:style>
    <style:style style:name="Table1.D3" style:family="table-cell">
      <style:table-cell-properties fo:padding-left="0.191cm" fo:padding-right="0.191cm" fo:padding-top="0cm" fo:padding-bottom="0cm" fo:border="1.5pt solid #000000"/>
    </style:style>
    <style:style style:name="Table1.E3" style:family="table-cell">
      <style:table-cell-properties fo:padding-left="0.191cm" fo:padding-right="0.191cm" fo:padding-top="0cm" fo:padding-bottom="0cm" fo:border="1.5pt solid #000000"/>
    </style:style>
    <style:style style:name="Table2" style:family="table">
      <style:table-properties style:width="25.294cm" fo:margin-top="0cm" fo:margin-bottom="0cm" table:align="left" style:writing-mode="lr-tb"/>
    </style:style>
    <style:style style:name="Table2.A" style:family="table-column">
      <style:table-column-properties style:column-width="5.503cm"/>
    </style:style>
    <style:style style:name="Table2.B" style:family="table-column">
      <style:table-column-properties style:column-width="6.694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3.704cm"/>
    </style:style>
    <style:style style:name="Table2.E" style:family="table-column">
      <style:table-column-properties style:column-width="4.392cm"/>
    </style:style>
    <style:style style:name="Table2.1" style:family="table-row">
      <style:table-row-properties style:min-row-height="1.533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1.5pt solid #000000"/>
    </style:style>
    <style:style style:name="Table2.2" style:family="table-row">
      <style:table-row-properties style:min-row-height="0.691cm" fo:keep-together="auto"/>
    </style:style>
    <style:style style:name="Table2.3" style:family="table-row">
      <style:table-row-properties style:min-row-height="13.889cm" fo:keep-together="auto"/>
    </style:style>
    <style:style style:name="Table2.A3" style:family="table-cell">
      <style:table-cell-properties fo:padding-left="0.191cm" fo:padding-right="0.191cm" fo:padding-top="0cm" fo:padding-bottom="0cm" fo:border="1.5pt solid #000000"/>
    </style:style>
    <style:style style:name="Table2.B3" style:family="table-cell">
      <style:table-cell-properties fo:padding-left="0.191cm" fo:padding-right="0.191cm" fo:padding-top="0cm" fo:padding-bottom="0cm" fo:border="1.5pt solid #000000"/>
    </style:style>
    <style:style style:name="Table2.C3" style:family="table-cell">
      <style:table-cell-properties fo:padding-left="0.191cm" fo:padding-right="0.191cm" fo:padding-top="0cm" fo:padding-bottom="0cm" fo:border="1.5pt solid #000000"/>
    </style:style>
    <style:style style:name="Table2.D3" style:family="table-cell">
      <style:table-cell-properties fo:padding-left="0.191cm" fo:padding-right="0.191cm" fo:padding-top="0cm" fo:padding-bottom="0cm" fo:border="1.5pt solid #000000"/>
    </style:style>
    <style:style style:name="Table2.E3" style:family="table-cell">
      <style:table-cell-properties fo:padding-left="0.191cm" fo:padding-right="0.191cm" fo:padding-top="0cm" fo:padding-bottom="0cm" fo:border="1.5pt solid #000000"/>
    </style:style>
    <style:style style:name="P1" style:family="paragraph" style:parent-style-name="Standard">
      <style:text-properties officeooo:paragraph-rsid="00001520"/>
    </style:style>
    <style:style style:name="P2" style:family="paragraph" style:parent-style-name="Standard">
      <style:text-properties officeooo:paragraph-rsid="0001ffe7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01520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1ffe7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paragraph-rsid="00001520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1ffe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Arial" fo:language="en" fo:country="US" officeooo:paragraph-rsid="00001520" style:font-name-complex="Arial3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rial" fo:language="en" fo:country="US" officeooo:paragraph-rsid="0001ffe7" style:font-name-complex="Arial3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rial" fo:language="es" fo:country="GT" officeooo:paragraph-rsid="00001520" style:font-name-complex="Arial3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" fo:language="es" fo:country="GT" officeooo:paragraph-rsid="0001ffe7" style:font-name-complex="Arial3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language="es" fo:country="GT" officeooo:paragraph-rsid="00001520"/>
    </style:style>
    <style:style style:name="P12" style:family="paragraph" style:parent-style-name="Standard" style:list-style-name="WWNum2">
      <style:paragraph-properties fo:margin-top="0cm" fo:margin-bottom="0cm" loext:contextual-spacing="false" fo:line-height="100%"/>
      <style:text-properties fo:language="en" fo:country="US" officeooo:paragraph-rsid="00001520"/>
    </style:style>
    <style:style style:name="P13" style:family="paragraph" style:parent-style-name="Standard" style:list-style-name="WWNum2">
      <style:paragraph-properties fo:margin-top="0cm" fo:margin-bottom="0cm" loext:contextual-spacing="false" fo:line-height="100%"/>
      <style:text-properties fo:language="en" fo:country="US" officeooo:paragraph-rsid="0001ffe7"/>
    </style:style>
    <style:style style:name="P14" style:family="paragraph" style:parent-style-name="Standard" style:list-style-name="WWNum3">
      <style:paragraph-properties fo:margin-top="0cm" fo:margin-bottom="0cm" loext:contextual-spacing="false" fo:line-height="100%"/>
      <style:text-properties fo:language="en" fo:country="US" officeooo:paragraph-rsid="00001520"/>
    </style:style>
    <style:style style:name="P15" style:family="paragraph" style:parent-style-name="Standard" style:list-style-name="WWNum3">
      <style:paragraph-properties fo:margin-top="0cm" fo:margin-bottom="0cm" loext:contextual-spacing="false" fo:line-height="100%"/>
      <style:text-properties fo:language="en" fo:country="US" officeooo:paragraph-rsid="0001c20b"/>
    </style:style>
    <style:style style:name="P16" style:family="paragraph" style:parent-style-name="Standard" style:list-style-name="WWNum3">
      <style:paragraph-properties fo:margin-top="0cm" fo:margin-bottom="0cm" loext:contextual-spacing="false" fo:line-height="100%"/>
      <style:text-properties fo:language="en" fo:country="US" officeooo:paragraph-rsid="0001ffe7"/>
    </style:style>
    <style:style style:name="P17" style:family="paragraph" style:parent-style-name="Standard" style:list-style-name="WWNum1">
      <style:paragraph-properties fo:margin-top="0cm" fo:margin-bottom="0cm" loext:contextual-spacing="false" fo:line-height="100%"/>
      <style:text-properties fo:language="en" fo:country="US" officeooo:paragraph-rsid="00001520"/>
    </style:style>
    <style:style style:name="P18" style:family="paragraph" style:parent-style-name="Standard" style:list-style-name="WWNum1">
      <style:paragraph-properties fo:margin-top="0cm" fo:margin-bottom="0cm" loext:contextual-spacing="false" fo:line-height="100%"/>
      <style:text-properties fo:language="en" fo:country="US" officeooo:paragraph-rsid="0001ffe7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language="en" fo:country="US" officeooo:paragraph-rsid="00001520"/>
    </style:style>
    <style:style style:name="P2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language="en" fo:country="US" officeooo:paragraph-rsid="00001520"/>
    </style:style>
    <style:style style:name="P2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language="en" fo:country="US" officeooo:paragraph-rsid="0001ffe7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language="en" fo:country="US" officeooo:paragraph-rsid="0001ffe7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language="en" fo:country="US" fo:font-weight="bold" officeooo:paragraph-rsid="00001520" style:font-weight-asian="bold" style:font-weight-complex="bold"/>
    </style:style>
    <style:style style:name="P24" style:family="paragraph" style:parent-style-name="Standard">
      <style:paragraph-properties fo:margin-top="0cm" fo:margin-bottom="0cm" loext:contextual-spacing="false"/>
      <style:text-properties officeooo:paragraph-rsid="00001520"/>
    </style:style>
    <style:style style:name="P25" style:family="paragraph" style:parent-style-name="Standard">
      <style:paragraph-properties fo:margin-top="0cm" fo:margin-bottom="0cm" loext:contextual-spacing="false"/>
      <style:text-properties officeooo:paragraph-rsid="0001ffe7"/>
    </style:style>
    <style:style style:name="P26" style:family="paragraph" style:parent-style-name="Standard" style:master-page-name="Standard">
      <style:paragraph-properties fo:margin-top="0cm" fo:margin-bottom="0cm" loext:contextual-spacing="false" style:page-number="auto"/>
      <style:text-properties officeooo:paragraph-rsid="00001520"/>
    </style:style>
    <style:style style:name="P27" style:family="paragraph" style:parent-style-name="Standard" style:master-page-name="Standard">
      <style:paragraph-properties fo:margin-top="0cm" fo:margin-bottom="0cm" loext:contextual-spacing="false" style:page-number="auto"/>
      <style:text-properties officeooo:paragraph-rsid="00001520"/>
    </style:style>
    <style:style style:name="P28" style:family="paragraph" style:parent-style-name="Standard" style:master-page-name="Standard">
      <style:paragraph-properties fo:margin-top="0cm" fo:margin-bottom="0cm" loext:contextual-spacing="false" style:page-number="auto"/>
      <style:text-properties officeooo:paragraph-rsid="0001ffe7"/>
    </style:style>
    <style:style style:name="P29" style:family="paragraph" style:parent-style-name="Standard">
      <style:paragraph-properties fo:margin-left="0.635cm" fo:margin-right="0cm" fo:margin-top="0cm" fo:margin-bottom="0cm" loext:contextual-spacing="false" fo:line-height="100%" fo:text-indent="0cm" style:auto-text-indent="false"/>
      <style:text-properties style:font-name="Arial" fo:language="en" fo:country="US" officeooo:paragraph-rsid="00001520" style:font-name-complex="Arial3"/>
    </style:style>
    <style:style style:name="P30" style:family="paragraph" style:parent-style-name="Standard">
      <style:paragraph-properties fo:margin-left="0.635cm" fo:margin-right="0cm" fo:margin-top="0cm" fo:margin-bottom="0cm" loext:contextual-spacing="false" fo:line-height="100%" fo:text-indent="0cm" style:auto-text-indent="false"/>
      <style:text-properties style:font-name="Arial" fo:language="en" fo:country="US" officeooo:paragraph-rsid="0001ffe7" style:font-name-complex="Arial3"/>
    </style:style>
    <style:style style:name="P31" style:family="paragraph" style:parent-style-name="Standard">
      <style:paragraph-properties fo:margin-top="0.423cm" fo:margin-bottom="0.423cm" loext:contextual-spacing="false" fo:line-height="100%"/>
      <style:text-properties style:font-name="Arial1" fo:font-size="12pt" fo:language="en" fo:country="US" officeooo:paragraph-rsid="00001520" style:font-size-asian="12pt" style:font-size-complex="12pt"/>
    </style:style>
    <style:style style:name="P32" style:family="paragraph" style:parent-style-name="Standard">
      <style:paragraph-properties fo:margin-top="0.423cm" fo:margin-bottom="0.423cm" loext:contextual-spacing="false" fo:line-height="100%"/>
      <style:text-properties style:font-name="Arial1" fo:language="en" fo:country="US" officeooo:paragraph-rsid="00001520"/>
    </style:style>
    <style:style style:name="P3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language="es" fo:country="GT" officeooo:paragraph-rsid="00001520" style:font-name-complex="Arial3"/>
    </style:style>
    <style:style style:name="P3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language="es" fo:country="GT" officeooo:paragraph-rsid="0001ffe7" style:font-name-complex="Arial3"/>
    </style:style>
    <style:style style:name="P35" style:family="paragraph" style:parent-style-name="List_20_Paragraph">
      <style:paragraph-properties fo:margin-top="0cm" fo:margin-bottom="0cm" loext:contextual-spacing="true" fo:line-height="100%"/>
      <style:text-properties officeooo:paragraph-rsid="00001520"/>
    </style:style>
    <style:style style:name="T1" style:family="text">
      <style:text-properties style:font-name="Arial" fo:language="es" fo:country="GT" fo:font-weight="bold" style:font-weight-asian="bold" style:font-name-complex="Arial3"/>
    </style:style>
    <style:style style:name="T2" style:family="text">
      <style:text-properties style:font-name="Arial" fo:language="es" fo:country="GT" style:font-name-complex="Arial3"/>
    </style:style>
    <style:style style:name="T3" style:family="text">
      <style:text-properties style:font-name="Arial" style:font-name-complex="Arial3"/>
    </style:style>
    <style:style style:name="T4" style:family="text">
      <style:text-properties style:font-name="Arial" fo:font-weight="bold" style:font-weight-asian="bold" style:font-name-complex="Arial3"/>
    </style:style>
    <style:style style:name="T5" style:family="text">
      <style:text-properties fo:color="#000000" fo:font-size="12pt" style:font-name-asian="Times New Roman1" style:font-size-asian="12pt" style:language-asian="es" style:country-asian="GT" style:font-name-complex="Times New Roman1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4">CENTRO PEDAGÓGICO ANTIGÜEÑO Y SU JARDÍN INFANTIL SNOOY “C.P.A.”</text:span></text:p>
      <text:p text:style-name="P24"><text:span text:style-name="T4">GRADO:</text:span><text:span text:style-name="T3"> Primero Básico.<text:tab/><text:tab/><text:tab/><text:tab/></text:span><text:span text:style-name="T4">SECCIÓN: </text:span><text:span text:style-name="T3">Única. <text:s/><text:tab/><text:tab/><text:tab/><text:tab/><text:tab/><text:tab/></text:span><text:span text:style-name="T4">ÁREA: </text:span><text:span text:style-name="T3">Computación.</text:span></text:p>
      <text:p text:style-name="P24"><text:span text:style-name="T4">PROFESOR: </text:span><text:span text:style-name="T3">Junior L. Cárdenas A.</text:span><text:span text:style-name="T4"> </text:span><text:span text:style-name="T3"><text:s text:c="17"/></text:span><text:span text:style-name="T4">PLAN ANUAL <text:s text:c="45"/><text:tab/><text:tab/>CICLO ESCOLAR</text:span><text:span text:style-name="T3">: 2,019.</text:span></text:p>
      <text:p text:style-name="P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table:number-rows-spanned="2" office:value-type="string">
            <text:p text:style-name="P3"><text:span text:style-name="T1">Competencia</text:span></text:p>
          </table:table-cell>
          <table:table-cell table:style-name="Table9.A1" office:value-type="string">
            <text:p text:style-name="P3"><text:span text:style-name="T1">Contenidos</text:span></text:p>
          </table:table-cell>
          <table:table-cell table:style-name="Table9.A1" table:number-rows-spanned="2" office:value-type="string">
            <text:p text:style-name="P3"><text:span text:style-name="T1">Actividades / Herramientas</text:span></text:p>
          </table:table-cell>
          <table:table-cell table:style-name="Table9.A1" table:number-rows-spanned="2" office:value-type="string">
            <text:p text:style-name="P3"><text:span text:style-name="T1">Evaluación</text:span></text:p>
          </table:table-cell>
          <table:table-cell table:style-name="Table9.A1" table:number-rows-spanned="2" office:value-type="string">
            <text:p text:style-name="P3"><text:span text:style-name="T1">Indicadores de logro</text:span></text:p>
          </table:table-cell>
        </table:table-row>
        <table:table-row table:style-name="Table9.2">
          <table:covered-table-cell/>
          <table:table-cell table:style-name="Table9.A1" office:value-type="string">
            <text:p text:style-name="P3"><text:span text:style-name="T1">Conceptual.</text:span></text:p>
          </table:table-cell>
          <table:covered-table-cell/>
          <table:covered-table-cell/>
          <table:covered-table-cell/>
        </table:table-row>
        <table:table-row table:style-name="Table9.3">
          <table:table-cell table:style-name="Table9.A3" office:value-type="string">
            <text:p text:style-name="P5"><text:span text:style-name="T2"/></text:p>
            <text:p text:style-name="P5">1. Emplea los conocimientos y habilidades tecnológicos necesarios para realizar documentos digitales.</text:p>
          </table:table-cell>
          <table:table-cell table:style-name="Table9.B3" office:value-type="string">
            <text:p text:style-name="P24"><text:span text:style-name="T2"/></text:p>
            <text:p text:style-name="P24"><text:span text:style-name="T2">1.1.1. La tecnología.</text:span></text:p>
            <text:p text:style-name="P24"><text:span text:style-name="T2">1.1.2. Cambios que ha sufrido la tecnología.</text:span></text:p>
            <text:p text:style-name="P24"><text:span text:style-name="T2">1.1.3. Componentes de una computadora.</text:span></text:p>
            <text:p text:style-name="P24"><text:span text:style-name="T2"><text:s text:c="4"/>• Hardware.</text:span></text:p>
            <text:p text:style-name="P24"><text:span text:style-name="T2"><text:s text:c="4"/>• Software.</text:span></text:p>
            <text:p text:style-name="P24"><text:span text:style-name="T2">1.1.4. Cuidado del equipo.</text:span></text:p>
            <text:p text:style-name="P24"><text:span text:style-name="T2">1.1.5. Salud y ergonomía.</text:span></text:p>
            <text:p text:style-name="P24"><text:span text:style-name="T2">1.2.1. Motricidad en el uso eficaz y eficiente del mouse.</text:span></text:p>
            <text:p text:style-name="P24"><text:span text:style-name="T2">1.2.2. Uso del teclado y sus componentes.</text:span></text:p>
            <text:p text:style-name="P24"><text:span text:style-name="T2">1.2.3. Ejercitación para una dactilografía eficaz y eficiente, con los dedos de ambas manos sobre el teclado.</text:span></text:p>
            <text:p text:style-name="P24"><text:span text:style-name="T2">1.3.1. Comandos especiales del teclado.</text:span></text:p>
            <text:p text:style-name="P24"><text:span text:style-name="T2">1.3.2. Técnica correcta de escritura digital.</text:span></text:p>
            <text:p text:style-name="P24"><text:span text:style-name="T2">1.3.3. Velocidad y exactitud en el teclado.</text:span></text:p>
            <text:p text:style-name="P24"><text:span text:style-name="T2">1.4.1. Procesadores de texto.</text:span></text:p>
            <text:p text:style-name="P24"><text:span text:style-name="T2">1.4.2. Funciones básicas.</text:span></text:p>
            <text:p text:style-name="P24"><text:span text:style-name="T2">1.4.3. Plantillas para la redacción de documentos.</text:span></text:p>
          </table:table-cell>
          <table:table-cell table:style-name="Table9.C3" office:value-type="string">
            <text:p text:style-name="P7"/>
            <text:p text:style-name="P7"/>
            <text:p text:style-name="P23"><text:span text:style-name="T3">ACTIVIDADES</text:span></text:p>
            <text:list xml:id="list331488700" text:style-name="WWNum2">
              <text:list-item>
                <text:p text:style-name="P12"><text:span text:style-name="T3">Realizar ejercicios en la computadora.</text:span></text:p>
              </text:list-item>
              <text:list-item>
                <text:p text:style-name="P12"><text:span text:style-name="T3">Realizar hojas de trabajo en clase.</text:span></text:p>
              </text:list-item>
              <text:list-item>
                <text:p text:style-name="P12"><text:span text:style-name="T3">Realizar tareas en casa sobre el programa.</text:span></text:p>
              </text:list-item>
              <text:list-item>
                <text:p text:style-name="P12"><text:span text:style-name="T3">Visualizar las partes y herramientas.</text:span></text:p>
              </text:list-item>
              <text:list-item>
                <text:p text:style-name="P12"><text:span text:style-name="T3">Ejercicios en el cuaderno.</text:span></text:p>
              </text:list-item>
            </text:list>
            <text:p text:style-name="P7"/>
            <text:p text:style-name="P19"><text:span text:style-name="T4">HERRAMIENTAS</text:span></text:p>
            <text:list xml:id="list1660120773" text:style-name="WWNum3">
              <text:list-item>
                <text:p text:style-name="P14"><text:span text:style-name="T3">Humanos </text:span></text:p>
              </text:list-item>
              <text:list-item>
                <text:p text:style-name="P15"><text:span text:style-name="T3">visuales</text:span></text:p>
              </text:list-item>
              <text:list-item>
                <text:p text:style-name="P15"><text:span text:style-name="T3">naturales</text:span></text:p>
              </text:list-item>
              <text:list-item>
                <text:p text:style-name="P15"><text:span text:style-name="T3">objetos:</text:span></text:p>
              </text:list-item>
            </text:list>
            <text:p text:style-name="P19"><text:span text:style-name="T3">Equipo de computación</text:span></text:p>
          </table:table-cell>
          <table:table-cell table:style-name="Table9.D3" office:value-type="string">
            <text:p text:style-name="P20"><text:span text:style-name="T3"/></text:p>
            <text:p text:style-name="P20"><text:span text:style-name="T3"/></text:p>
            <text:p text:style-name="P20"><text:span text:style-name="T3"/></text:p>
            <text:p text:style-name="P20"><text:span text:style-name="T3"/></text:p>
            <text:p text:style-name="P20"><text:span text:style-name="T3"/></text:p>
            <text:p text:style-name="P20"><text:span text:style-name="T3"/></text:p>
            <text:p text:style-name="P20"><text:span text:style-name="T3"/></text:p>
            <text:p text:style-name="P20"><text:span text:style-name="T3">Ejercicios </text:span></text:p>
            <text:p text:style-name="P20"><text:span text:style-name="T3">Tareas </text:span></text:p>
            <text:p text:style-name="P20"><text:span text:style-name="T3">Practica</text:span></text:p>
            <text:p text:style-name="P20"><text:span text:style-name="T3">Prueba objetiva </text:span></text:p>
            <text:p text:style-name="P7"/>
          </table:table-cell>
          <table:table-cell table:style-name="Table9.E3" office:value-type="string">
            <text:p text:style-name="P32"><text:span text:style-name="T5">1.1. Describe la importancia que tiene la tecnología, los cuidados del equipo y la relación con la salud.</text:span></text:p>
            <text:p text:style-name="P31">1.2. Digita al tacto en forma ergonómica, con exactitud y la técnica correcta.</text:p>
            <text:p text:style-name="P31">1.3. Demuestra destrezas, habilidades y técnicas básicas en la elaboración de documentos de uso cotidiano.</text:p>
            <text:p text:style-name="P31">1.4. Redacta documentos en procesadores de texto.</text:p>
          </table:table-cell>
        </table:table-row>
      </table:table>
      <text:p text:style-name="P1"/>
      <text:p text:style-name="P26"><text:span text:style-name="T4">CENTRO PEDAGÓGICO ANTIGÜEÑO Y SU JARDÍN INFANTIL SNOOY “C.P.A.”</text:span></text:p>
      <text:p text:style-name="P24"><text:span text:style-name="T4">GRADO:</text:span><text:span text:style-name="T3"> Primero Básico.<text:tab/><text:tab/><text:tab/><text:tab/></text:span><text:span text:style-name="T4">SECCIÓN: </text:span><text:span text:style-name="T3">Única. <text:s/><text:tab/><text:tab/><text:tab/><text:tab/><text:tab/><text:tab/></text:span><text:span text:style-name="T4">ÁREA: </text:span><text:span text:style-name="T3">Computación.</text:span></text:p>
      <text:p text:style-name="P24"><text:span text:style-name="T4">PROFESOR: </text:span><text:span text:style-name="T3">Junior L. Cárdenas A.</text:span><text:span text:style-name="T4"> </text:span><text:span text:style-name="T3"><text:s text:c="17"/></text:span><text:span text:style-name="T4">PLAN ANUAL <text:s text:c="45"/><text:tab/><text:tab/>CICLO ESCOLAR</text:span><text:span text:style-name="T3">: 2,019.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rows-spanned="2" office:value-type="string">
            <text:p text:style-name="P3"><text:span text:style-name="T1">Competencia</text:span></text:p>
          </table:table-cell>
          <table:table-cell table:style-name="Table1.A1" office:value-type="string">
            <text:p text:style-name="P3"><text:span text:style-name="T1">Contenidos</text:span></text:p>
          </table:table-cell>
          <table:table-cell table:style-name="Table1.A1" table:number-rows-spanned="2" office:value-type="string">
            <text:p text:style-name="P3"><text:span text:style-name="T1">Actividades / Herramientas</text:span></text:p>
          </table:table-cell>
          <table:table-cell table:style-name="Table1.A1" table:number-rows-spanned="2" office:value-type="string">
            <text:p text:style-name="P3"><text:span text:style-name="T1">Evaluación</text:span></text:p>
          </table:table-cell>
          <table:table-cell table:style-name="Table1.A1" table:number-rows-spanned="2" office:value-type="string">
            <text:p text:style-name="P3"><text:span text:style-name="T1">Indicadores de logro</text:span></text:p>
          </table:table-cell>
        </table:table-row>
        <table:table-row table:style-name="Table1.2">
          <table:covered-table-cell/>
          <table:table-cell table:style-name="Table1.A1" office:value-type="string">
            <text:p text:style-name="P3"><text:span text:style-name="T1">Conceptual.</text:span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5"><text:span text:style-name="T2"><text:s/></text:span></text:p>
            <text:p text:style-name="P9">2. Utiliza recursos digitales para la realización de materiales académicos de manera responsable, empleando protocolos de seguridad informática.</text:p>
          </table:table-cell>
          <table:table-cell table:style-name="Table1.B3" office:value-type="string">
            <text:p text:style-name="P24"><text:span text:style-name="T2"><text:s/></text:span></text:p>
            <text:p text:style-name="P33">2.1.1. Navegadores y buscadores.</text:p>
            <text:p text:style-name="P33">2.1.2. Búsqueda avanzada en internet</text:p>
            <text:p text:style-name="P33">2.1.3. Descarga y manejo de archivos.</text:p>
            <text:p text:style-name="P33">2.2.1. Reglas de etiqueta en las comunicaciones electrónicas.</text:p>
            <text:p text:style-name="P33">2.2.2. Ventajas y riesgos del uso del internet.</text:p>
            <text:p text:style-name="P33">2.2.3. Reglamento interno del grupo.</text:p>
            <text:p text:style-name="P33">2.3.1 Bibliotecas en línea, portales científicos y buscadores académicos.</text:p>
            <text:p text:style-name="P33">2.3.2. Referencias bibliográficas (Fichas Bibliográficas)</text:p>
            <text:p text:style-name="P33">2.3.3. Referencias virtuales (e-grafías, revistas en línea, blogs)</text:p>
            <text:p text:style-name="P33">2.4.1. Plataformas de correo electrónico interno.</text:p>
            <text:p text:style-name="P33">2.4.2. Plataformas de correo electrónico externo.</text:p>
            <text:p text:style-name="P33">2.4.3. Cuentas de correo electrónico internas y externas.</text:p>
          </table:table-cell>
          <table:table-cell table:style-name="Table1.C3" office:value-type="string">
            <text:p text:style-name="P7"/>
            <text:p text:style-name="P7"/>
            <text:p text:style-name="P19"><text:span text:style-name="T3">ACTIVIDADES</text:span></text:p>
            <text:list xml:id="list191445231318603" text:continue-list="list331488700" text:style-name="WWNum2">
              <text:list-item>
                <text:p text:style-name="P12"><text:span text:style-name="T3">Realizar ejercicios en la computadora.</text:span></text:p>
              </text:list-item>
              <text:list-item>
                <text:p text:style-name="P12"><text:span text:style-name="T3">Realizar hojas de trabajo en clase.</text:span></text:p>
              </text:list-item>
              <text:list-item>
                <text:p text:style-name="P12"><text:span text:style-name="T3">Realizar tareas en casa sobre el programa.</text:span></text:p>
              </text:list-item>
              <text:list-item>
                <text:p text:style-name="P12"><text:span text:style-name="T3">Visualizar las partes y herramientas.</text:span></text:p>
              </text:list-item>
              <text:list-item>
                <text:p text:style-name="P12"><text:span text:style-name="T3">Ejercicios en el cuaderno.</text:span></text:p>
              </text:list-item>
            </text:list>
            <text:p text:style-name="P7"/>
            <text:p text:style-name="P19"><text:span text:style-name="T4">HERRAMIENTAS</text:span></text:p>
            <text:list xml:id="list191445707822219" text:continue-list="list1660120773" text:style-name="WWNum3">
              <text:list-item>
                <text:p text:style-name="P14"><text:span text:style-name="T3">Humanos </text:span></text:p>
              </text:list-item>
              <text:list-item>
                <text:p text:style-name="P14"><text:span text:style-name="T3">visuales</text:span></text:p>
              </text:list-item>
            </text:list>
            <text:list xml:id="list1152147817" text:style-name="WWNum1">
              <text:list-item>
                <text:p text:style-name="P17"><text:span text:style-name="T3">naturales</text:span></text:p>
              </text:list-item>
              <text:list-item>
                <text:p text:style-name="P17"><text:span text:style-name="T3">objetos:</text:span></text:p>
              </text:list-item>
            </text:list>
            <text:p text:style-name="P19"><text:span text:style-name="T3">Equipo de computación</text:span></text:p>
          </table:table-cell>
          <table:table-cell table:style-name="Table1.D3" office:value-type="string">
            <text:p text:style-name="P20"><text:span text:style-name="T3"/></text:p>
            <text:p text:style-name="P20"><text:span text:style-name="T3"/></text:p>
            <text:p text:style-name="P20"><text:span text:style-name="T3"/></text:p>
            <text:p text:style-name="P20"><text:span text:style-name="T3"/></text:p>
            <text:p text:style-name="P20"><text:span text:style-name="T3"/></text:p>
            <text:p text:style-name="P20"><text:span text:style-name="T3"/></text:p>
            <text:p text:style-name="P20"><text:span text:style-name="T3"/></text:p>
            <text:p text:style-name="P20"><text:span text:style-name="T3">Ejercicios </text:span></text:p>
            <text:p text:style-name="P20"><text:span text:style-name="T3">Tareas </text:span></text:p>
            <text:p text:style-name="P20"><text:span text:style-name="T3">Practica</text:span></text:p>
            <text:p text:style-name="P20"><text:span text:style-name="T3">Prueba objetiva </text:span></text:p>
            <text:p text:style-name="P7"/>
          </table:table-cell>
          <table:table-cell table:style-name="Table1.E3" office:value-type="string">
            <text:p text:style-name="P29"/>
            <text:p text:style-name="P19"><text:span text:style-name="T3">2.1. Selecciona diferentes herramientas tecnológicas en internet, apropiadas para comunicar y recibir información.</text:span></text:p>
            <text:p text:style-name="P19"><text:span text:style-name="T3"/></text:p>
            <text:p text:style-name="P19"><text:span text:style-name="T3">2.2. Desarrolla una cultura de respeto ante las diferentes opiniones al elaborar trabajos colaborativos.</text:span></text:p>
            <text:p text:style-name="P19"><text:span text:style-name="T3"/></text:p>
            <text:p text:style-name="P19"><text:span text:style-name="T3">2.3. Establece diferencias entre la información con base bibliográfica y la información sin respaldo académico.</text:span></text:p>
            <text:p text:style-name="P19"><text:span text:style-name="T3"/></text:p>
            <text:p text:style-name="P19"><text:span text:style-name="T3">2.4. Traslada electrónicamente documentos de texto a destinatarios.</text:span></text:p>
          </table:table-cell>
        </table:table-row>
      </table:table>
      <text:p text:style-name="P1"/>
      <text:p text:style-name="P28"><text:span text:style-name="T4">CENTRO PEDAGÓGICO ANTIGÜEÑO Y SU JARDÍN INFANTIL SNOOY “C.P.A.”</text:span></text:p>
      <text:p text:style-name="P25"><text:span text:style-name="T4">GRADO:</text:span><text:span text:style-name="T3"> Primero Básico.<text:tab/><text:tab/><text:tab/><text:tab/></text:span><text:span text:style-name="T4">SECCIÓN: </text:span><text:span text:style-name="T3">Única. <text:s/><text:tab/><text:tab/><text:tab/><text:tab/><text:tab/><text:tab/></text:span><text:span text:style-name="T4">ÁREA: </text:span><text:span text:style-name="T3">Computación.</text:span></text:p>
      <text:p text:style-name="P25"><text:span text:style-name="T4">PROFESOR: </text:span><text:span text:style-name="T3">Junior L. Cárdenas A.</text:span><text:span text:style-name="T4"> </text:span><text:span text:style-name="T3"><text:s text:c="17"/></text:span><text:span text:style-name="T4">PLAN ANUAL <text:s text:c="45"/><text:tab/><text:tab/>CICLO ESCOLAR</text:span><text:span text:style-name="T3">: 2,019.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rows-spanned="2" office:value-type="string">
            <text:p text:style-name="P4"><text:span text:style-name="T1">Competencia</text:span></text:p>
          </table:table-cell>
          <table:table-cell table:style-name="Table2.A1" office:value-type="string">
            <text:p text:style-name="P4"><text:span text:style-name="T1">Contenidos</text:span></text:p>
          </table:table-cell>
          <table:table-cell table:style-name="Table2.A1" table:number-rows-spanned="2" office:value-type="string">
            <text:p text:style-name="P4"><text:span text:style-name="T1">Actividades / Herramientas</text:span></text:p>
          </table:table-cell>
          <table:table-cell table:style-name="Table2.A1" table:number-rows-spanned="2" office:value-type="string">
            <text:p text:style-name="P4"><text:span text:style-name="T1">Evaluación</text:span></text:p>
          </table:table-cell>
          <table:table-cell table:style-name="Table2.A1" table:number-rows-spanned="2" office:value-type="string">
            <text:p text:style-name="P4"><text:span text:style-name="T1">Indicadores de logro</text:span>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4"><text:span text:style-name="T1">Conceptual.</text:span></text:p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6"><text:span text:style-name="T2"><text:s/></text:span></text:p>
            <text:p text:style-name="P10">3. Emplea tecnologías colaborativas e interactivas en trabajos escolares con compañeros, dentro y fuera del espacio de aprendizaje.</text:p>
          </table:table-cell>
          <table:table-cell table:style-name="Table2.B3" office:value-type="string">
            <text:p text:style-name="P25"><text:span text:style-name="T2"><text:s/></text:span></text:p>
            <text:p text:style-name="P34">3.1.1. Definición y utilización de navegadores adecuados para cada actividad por desarrollar.</text:p>
            <text:p text:style-name="P34">3.1.2. Normas de convivencia establecidas por los sitios visitados.</text:p>
            <text:p text:style-name="P34">3.1.3. Herramientas que proporciona la red, de acuerdo con su uso.</text:p>
            <text:p text:style-name="P34">3.2.1. Introducción a plataformas que contienen herramientas colaborativas.</text:p>
            <text:p text:style-name="P34">3.2.2. Usos de plataformas colaborativas.</text:p>
            <text:p text:style-name="P34">3.2.3. Técnicas para la presentación de las diversas herramientas colaborativas escritas.</text:p>
            <text:p text:style-name="P34">3.3.1. Introducción a las normas internacionales para elaboración de documentos.</text:p>
            <text:p text:style-name="P34">3.3.2. Cita y elaboración de bibliografía.</text:p>
            <text:p text:style-name="P34">3.3.3. Utilización responsable de imágenes y objetos gráficos (derechos de autor).</text:p>
          </table:table-cell>
          <table:table-cell table:style-name="Table2.C3" office:value-type="string">
            <text:p text:style-name="P8"/>
            <text:p text:style-name="P8"/>
            <text:p text:style-name="P22"><text:span text:style-name="T3">ACTIVIDADES</text:span></text:p>
            <text:list xml:id="list191445121353410" text:continue-list="list191445231318603" text:style-name="WWNum2">
              <text:list-item>
                <text:p text:style-name="P13"><text:span text:style-name="T3">Realizar ejercicios en la computadora.</text:span></text:p>
              </text:list-item>
              <text:list-item>
                <text:p text:style-name="P13"><text:span text:style-name="T3">Realizar hojas de trabajo en clase.</text:span></text:p>
              </text:list-item>
              <text:list-item>
                <text:p text:style-name="P13"><text:span text:style-name="T3">Realizar tareas en casa sobre el programa.</text:span></text:p>
              </text:list-item>
              <text:list-item>
                <text:p text:style-name="P13"><text:span text:style-name="T3">Visualizar las partes y herramientas.</text:span></text:p>
              </text:list-item>
              <text:list-item>
                <text:p text:style-name="P13"><text:span text:style-name="T3">Ejercicios en el cuaderno.</text:span></text:p>
              </text:list-item>
            </text:list>
            <text:p text:style-name="P8"/>
            <text:p text:style-name="P22"><text:span text:style-name="T4">HERRAMIENTAS</text:span></text:p>
            <text:list xml:id="list191444742678122" text:continue-list="list191445707822219" text:style-name="WWNum3">
              <text:list-item>
                <text:p text:style-name="P16"><text:span text:style-name="T3">Humanos </text:span></text:p>
              </text:list-item>
              <text:list-item>
                <text:p text:style-name="P16"><text:span text:style-name="T3">visuales</text:span></text:p>
              </text:list-item>
            </text:list>
            <text:list xml:id="list191445890818398" text:continue-list="list1152147817" text:style-name="WWNum1">
              <text:list-item>
                <text:p text:style-name="P18"><text:span text:style-name="T3">naturales</text:span></text:p>
              </text:list-item>
              <text:list-item>
                <text:p text:style-name="P18"><text:span text:style-name="T3">objetos:</text:span></text:p>
              </text:list-item>
            </text:list>
            <text:p text:style-name="P22"><text:span text:style-name="T3">Equipo de computación</text:span></text:p>
          </table:table-cell>
          <table:table-cell table:style-name="Table2.D3" office:value-type="string">
            <text:p text:style-name="P21"><text:span text:style-name="T3"/></text:p>
            <text:p text:style-name="P21"><text:span text:style-name="T3"/></text:p>
            <text:p text:style-name="P21"><text:span text:style-name="T3"/></text:p>
            <text:p text:style-name="P21"><text:span text:style-name="T3"/></text:p>
            <text:p text:style-name="P21"><text:span text:style-name="T3"/></text:p>
            <text:p text:style-name="P21"><text:span text:style-name="T3"/></text:p>
            <text:p text:style-name="P21"><text:span text:style-name="T3"/></text:p>
            <text:p text:style-name="P21"><text:span text:style-name="T3">Ejercicios </text:span></text:p>
            <text:p text:style-name="P21"><text:span text:style-name="T3">Tareas </text:span></text:p>
            <text:p text:style-name="P21"><text:span text:style-name="T3">Practica</text:span></text:p>
            <text:p text:style-name="P21"><text:span text:style-name="T3">Prueba objetiva </text:span></text:p>
            <text:p text:style-name="P8"/>
          </table:table-cell>
          <table:table-cell table:style-name="Table2.E3" office:value-type="string">
            <text:p text:style-name="P30"/>
            <text:p text:style-name="P22"><text:span text:style-name="T3">3.1. Identifica sitios confiables para su trabajo escolar y aprendizajes oportunos.</text:span></text:p>
            <text:p text:style-name="P22"><text:span text:style-name="T3"/></text:p>
            <text:p text:style-name="P22"><text:span text:style-name="T3"/></text:p>
            <text:p text:style-name="P22"><text:span text:style-name="T3">3.2. Utiliza herramientas colaborativas para desarrollar diversas actividades.</text:span></text:p>
            <text:p text:style-name="P22"><text:span text:style-name="T3"/></text:p>
            <text:p text:style-name="P22"><text:span text:style-name="T3"/></text:p>
            <text:p text:style-name="P22"><text:span text:style-name="T3">3.3. Presenta documentos de acuerdo con las normas generales de presentación.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Arial2" svg:font-family="Arial"/>
    <style:font-face style:name="Courier New" svg:font-family="'Courier New'"/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fo:language="es" fo:country="E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="Arial" fo:font-family="Arial" style:font-family-generic="roman" style:font-pitch="variable" style:font-name-asian="Calibri" style:font-family-asian="Calibri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1.27cm" fo:margin-bottom="1.27cm" fo:margin-left="1.27cm" fo:margin-right="1.27cm" fo:background-color="transparent" style:writing-mode="lr-tb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8:36:03.347601817</meta:creation-date>
    <dc:date>2019-01-21T19:14:44.006536240</dc:date>
    <meta:editing-duration>PT14M58S</meta:editing-duration>
    <meta:editing-cycles>1</meta:editing-cycles>
    <meta:document-statistic meta:table-count="3" meta:image-count="0" meta:object-count="0" meta:page-count="3" meta:paragraph-count="130" meta:word-count="693" meta:character-count="5165" meta:non-whitespace-character-count="4379"/>
    <meta:generator>LibreOffice/6.1.4.2$Linux_X86_64 LibreOffice_project/9d0f32d1f0b509096fd65e0d4bec26ddd1938fd3</meta:generator>
  </office:meta>
</office:document-meta>
</file>